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99cm" fo:margin-left="0cm" fo:margin-top="0cm" fo:margin-bottom="0cm" table:align="left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dcdedd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1.6" style:family="table-row">
      <style:table-row-properties style:min-row-height="0.847cm" fo:keep-together="auto"/>
    </style:style>
    <style:style style:name="Table2" style:family="table">
      <style:table-properties style:width="16.99cm" fo:margin-left="0cm" fo:margin-top="0cm" fo:margin-bottom="0cm" table:align="left"/>
    </style:style>
    <style:style style:name="Table2.A" style:family="table-column">
      <style:table-column-properties style:column-width="5.648cm"/>
    </style:style>
    <style:style style:name="Table2.B" style:family="table-column">
      <style:table-column-properties style:column-width="5.652cm"/>
    </style:style>
    <style:style style:name="Table2.C" style:family="table-column">
      <style:table-column-properties style:column-width="5.69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2.2" style:family="table-row">
      <style:table-row-properties style:min-row-height="1.693cm" fo:keep-together="auto"/>
    </style:style>
    <style:style style:name="Table2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3" style:family="table">
      <style:table-properties style:width="16.99cm" fo:margin-left="0cm" fo:margin-top="0cm" fo:margin-bottom="0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4.589cm"/>
    </style:style>
    <style:style style:name="Table3.1" style:family="table-row">
      <style:table-row-properties style:min-row-height="0.423cm" fo:keep-together="auto"/>
    </style:style>
    <style:style style:name="Table3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3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" style:family="table">
      <style:table-properties style:width="16.99cm" fo:margin-left="0cm" fo:margin-top="0cm" fo:margin-bottom="0cm" table:align="left"/>
    </style:style>
    <style:style style:name="Table4.A" style:family="table-column">
      <style:table-column-properties style:column-width="14.647cm"/>
    </style:style>
    <style:style style:name="Table4.B" style:family="table-column">
      <style:table-column-properties style:column-width="2.34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4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.3" style:family="table-row">
      <style:table-row-properties style:min-row-height="0.847cm" fo:keep-together="auto"/>
    </style:style>
    <style:style style:name="Table4.A10" style:family="table-cell">
      <style:table-cell-properties fo:background-color="#d9eaca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206cm" fo:padding-right="0.191cm" fo:padding-top="0cm" fo:padding-bottom="0cm" fo:border="1pt solid #000000">
        <style:background-image/>
      </style:table-cell-properties>
    </style:style>
    <style:style style:name="Table5" style:family="table">
      <style:table-properties style:width="16.981cm" fo:margin-left="0cm" fo:margin-top="0cm" fo:margin-bottom="0cm" table:align="left"/>
    </style:style>
    <style:style style:name="Table5.A" style:family="table-column">
      <style:table-column-properties style:column-width="4.516cm"/>
    </style:style>
    <style:style style:name="Table5.B" style:family="table-column">
      <style:table-column-properties style:column-width="2.223cm"/>
    </style:style>
    <style:style style:name="Table5.C" style:family="table-column">
      <style:table-column-properties style:column-width="10.243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" style:family="table">
      <style:table-properties style:width="16.99cm" fo:margin-left="0cm" fo:margin-top="0cm" fo:margin-bottom="0cm" table:align="left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5.692cm"/>
    </style:style>
    <style:style style:name="Table6.1" style:family="table-row">
      <style:table-row-properties style:min-row-height="0.423cm" fo:keep-together="auto"/>
    </style:style>
    <style:style style:name="Table6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6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.4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2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13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4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16" style:family="paragraph" style:parent-style-name="Standard">
      <style:text-properties style:font-name="Helvetica Neue" style:font-name-asian="Helvetica Neue1" style:font-name-complex="Helvetica Neue1"/>
    </style:style>
    <style:style style:name="P17" style:family="paragraph" style:parent-style-name="Standard">
      <style:paragraph-properties fo:text-align="center" style:justify-single-word="false"/>
      <style:text-properties style:font-name="Helvetica Neue" style:font-name-asian="Helvetica Neue1" style:font-name-complex="Helvetica Neue1"/>
    </style:style>
    <style:style style:name="P18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9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0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21" style:family="paragraph" style:parent-style-name="Heading_20_1" style:master-page-name="Standard">
      <style:paragraph-properties fo:margin-top="0.847cm" fo:margin-bottom="0.212cm" style:contextual-spacing="false" fo:line-height="100%" style:page-number="1"/>
    </style:style>
    <style:style style:name="P22" style:family="paragraph" style:parent-style-name="Standard" style:master-page-name="Converted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3" style:family="paragraph" style:parent-style-name="Standard" style:master-page-name="Converted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</style:style>
    <style:style style:name="P2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6" style:family="paragraph" style:parent-style-name="Standard" style:list-style-name="WWNum5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7" style:family="paragraph" style:parent-style-name="Standard" style:list-style-name="WWNum4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9" style:family="paragraph" style:parent-style-name="Standard" style:list-style-name="WWNum3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00009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gjdgxs"/>Análisis heurístico</text:p>
      <text:p text:style-name="P12"><text:span text:style-name="T1">A continuación se presenta el informe del análisis heurístico realizado sobre el sitio </text:span><text:span text:style-name="T5">SANA </text:span><text:span text:style-name="T1">con fecha </text:span><text:span text:style-name="T5">11</text:span><text:span text:style-name="T1">/</text:span><text:span text:style-name="T5">06</text:span><text:span text:style-name="T1">/</text:span><text:span text:style-name="T5">2021</text:span></text:p>
      <text:p text:style-name="P20"><text:bookmark text:name="_30j0zll"/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8">11/06/2021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P16">Fibra (600 Mbps)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P16">Linux (Ubuntu 20.04)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P16">Navegador de escritorio (Chrome 91.0)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3996881279" text:style-name="WWNum6">
              <text:list-item>
                <text:p text:style-name="P24">Registrarse.</text:p>
              </text:list-item>
              <text:list-item>
                <text:p text:style-name="P24">Iniciar sesión.</text:p>
              </text:list-item>
              <text:list-item>
                <text:p text:style-name="P24">Cerrar sesión.</text:p>
              </text:list-item>
              <text:list-item>
                <text:p text:style-name="P24">Realizar una reserva.</text:p>
              </text:list-item>
              <text:list-item>
                <text:p text:style-name="P24">Crear un servicio.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3053735192" text:style-name="WWNum1">
              <text:list-item>
                <text:p text:style-name="P25">Inicio.</text:p>
              </text:list-item>
              <text:list-item>
                <text:p text:style-name="P25">Registrarse.</text:p>
              </text:list-item>
              <text:list-item>
                <text:p text:style-name="P25">Inicio de sesión.</text:p>
              </text:list-item>
              <text:list-item>
                <text:p text:style-name="P25">Listado de municipios.</text:p>
              </text:list-item>
              <text:list-item>
                <text:p text:style-name="P25">Listado de áreas.</text:p>
              </text:list-item>
              <text:list-item>
                <text:p text:style-name="P25">Listado servicios.</text:p>
              </text:list-item>
              <text:list-item>
                <text:p text:style-name="P25">Listado de reservas.</text:p>
              </text:list-item>
              <text:list-item>
                <text:p text:style-name="P25">Crear reserva.</text:p>
              </text:list-item>
              <text:list-item>
                <text:p text:style-name="P25">Crear servicio.</text:p>
              </text:list-item>
              <text:list-item>
                <text:p text:style-name="P25">Confirmación.</text:p>
              </text:list-item>
            </text:list>
          </table:table-cell>
        </table:table-row>
      </table:table>
      <text:p text:style-name="P20"><text:bookmark text:name="_1fob9te"/>Objetiv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P18">Crear una reserva.</text:p>
          </table:table-cell>
          <table:table-cell table:style-name="Table2.A2" office:value-type="string">
            <text:list xml:id="list3264206472" text:style-name="WWNum5">
              <text:list-item>
                <text:p text:style-name="P26">Registrarse.</text:p>
              </text:list-item>
              <text:list-item>
                <text:p text:style-name="P26">Buscar el área.</text:p>
              </text:list-item>
              <text:list-item>
                <text:p text:style-name="P26">Buscar el horario.</text:p>
              </text:list-item>
              <text:list-item>
                <text:p text:style-name="P26">Crear una reserva.</text:p>
              </text:list-item>
              <text:list-item>
                <text:p text:style-name="P26">Cerrar sesión.</text:p>
              </text:list-item>
            </text:list>
          </table:table-cell>
          <table:table-cell table:style-name="Table2.C2" office:value-type="string">
            <text:list xml:id="list182152301173970" text:continue-numbering="true" text:style-name="WWNum5">
              <text:list-item>
                <text:p text:style-name="P26">Inicio.</text:p>
              </text:list-item>
              <text:list-item>
                <text:p text:style-name="P26">Registrarse.</text:p>
              </text:list-item>
              <text:list-item>
                <text:p text:style-name="P26">Listado de municipios.</text:p>
              </text:list-item>
              <text:list-item>
                <text:p text:style-name="P26">Listado de áreas.</text:p>
              </text:list-item>
              <text:list-item>
                <text:p text:style-name="P26">Crear reserva.</text:p>
              </text:list-item>
              <text:list-item>
                <text:p text:style-name="P26">Confirmación.</text:p>
              </text:list-item>
              <text:list-item>
                <text:p text:style-name="P26">Cerrar sesión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Ver reservas.</text:p>
          </table:table-cell>
          <table:table-cell table:style-name="Table2.A2" office:value-type="string">
            <text:list xml:id="list3946704808" text:style-name="WWNum4">
              <text:list-item>
                <text:p text:style-name="P27">Iniciar sesión.</text:p>
              </text:list-item>
              <text:list-item>
                <text:p text:style-name="P27">Ver reservas.</text:p>
              </text:list-item>
              <text:list-item>
                <text:p text:style-name="P27">Cerrar sesión.</text:p>
              </text:list-item>
            </text:list>
          </table:table-cell>
          <table:table-cell table:style-name="Table2.C2" office:value-type="string">
            <text:list xml:id="list182151810268703" text:continue-numbering="true" text:style-name="WWNum4">
              <text:list-item>
                <text:p text:style-name="P27">Inicio.</text:p>
              </text:list-item>
              <text:list-item>
                <text:p text:style-name="P27">Inicio de sesión.</text:p>
              </text:list-item>
              <text:list-item>
                <text:p text:style-name="P27">Listado de reserva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Ver servicios.</text:p>
          </table:table-cell>
          <table:table-cell table:style-name="Table2.A2" office:value-type="string">
            <text:list xml:id="list3464744231" text:style-name="WWNum2">
              <text:list-item>
                <text:p text:style-name="P28">Buscar el área.</text:p>
              </text:list-item>
              <text:list-item>
                <text:p text:style-name="P28">Buscar el horario.</text:p>
              </text:list-item>
              <text:list-item>
                <text:p text:style-name="P28">Ver servicios.</text:p>
              </text:list-item>
            </text:list>
          </table:table-cell>
          <table:table-cell table:style-name="Table2.C2" office:value-type="string">
            <text:list xml:id="list182152784805288" text:continue-numbering="true" text:style-name="WWNum2">
              <text:list-item>
                <text:p text:style-name="P28">Inicio.</text:p>
              </text:list-item>
              <text:list-item>
                <text:p text:style-name="P28">Listado de municipios.</text:p>
              </text:list-item>
              <text:list-item>
                <text:p text:style-name="P28">Listado de áreas.</text:p>
              </text:list-item>
              <text:list-item>
                <text:p text:style-name="P28">Listado servicio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Crear un servicio.</text:p>
          </table:table-cell>
          <table:table-cell table:style-name="Table2.A2" office:value-type="string">
            <text:list xml:id="list4269530684" text:style-name="WWNum3">
              <text:list-item>
                <text:p text:style-name="P29">Iniciar sesión.</text:p>
              </text:list-item>
              <text:list-item>
                <text:p text:style-name="P29">Buscar el área.</text:p>
              </text:list-item>
              <text:list-item>
                <text:p text:style-name="P29">Crear un servicio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82152181385156" text:continue-numbering="true" text:style-name="WWNum3">
              <text:list-item>
                <text:p text:style-name="P29">Inicio.</text:p>
              </text:list-item>
              <text:list-item>
                <text:p text:style-name="P29">Iniciar sesión.</text:p>
              </text:list-item>
              <text:list-item>
                <text:p text:style-name="P29">Listado áreas.</text:p>
              </text:list-item>
              <text:list-item>
                <text:p text:style-name="P29">Listado servicios.</text:p>
              </text:list-item>
              <text:list-item>
                <text:p text:style-name="P29">Crear servicio.</text:p>
              </text:list-item>
              <text:list-item>
                <text:p text:style-name="P29">Cerrar sesión.</text:p>
              </text:list-item>
            </text:list>
          </table:table-cell>
        </table:table-row>
      </table:table>
      <text:p text:style-name="P20"><text:bookmark text:name="_3znysh7"/><text:soft-page-break/>Mediciones</text:p>
      <text:p text:style-name="P12"><text:span text:style-name="T1">Las mediciones que dan valor a los heurísticos siguen el siguiente patrón</text:span><text:span text:style-name="T3"><text:note text:id="ftn1" text:note-class="footnote"><text:note-citation>1</text:note-citation><text:note-body><text:p text:style-name="P22"><text:tab/> Cuando el heurístico no sea de aplicación se notará con un espacio en blanco, computando como nulo su valor de tal modo que no afecte al promedio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1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1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1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1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1">Se da la máxima expresión del heurístico en las páginas evaluadas</text:p>
          </table:table-cell>
        </table:table-row>
      </table:table>
      <text:p text:style-name="P13"/>
      <text:p text:style-name="P13"/>
      <text:p text:style-name="P19"><text:bookmark text:name="_2et92p0"/><text:span text:style-name="T6">Heurísticos generales</text:span><text:span text:style-name="T7"><text:note text:id="ftn2" text:note-class="footnote"><text:note-citation>2</text:note-citation><text:note-body><text:p text:style-name="P23"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Cuáles son los objetivos del sitio web? ¿Son concretos y bien deﬁnidos? <text:s/></text:p>
            <text:p text:style-name="P1">¿Los contenidos y servicios que ofrece se corresponden con esos objetiv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Tiene una URL correcta, clara y fácil de recordar? ¿Y las URL de sus páginas internas? ¿Son claras y permanentes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3">
          <table:table-cell table:style-name="Table4.A2" office:value-type="string">
            <text:p text:style-name="P1">¿Muestra de forma precisa y completa qué contenidos o servicios ofrece realmente 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La estructura general del sitio web está orientada al usuar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1">
          <table:table-cell table:style-name="Table4.A2" office:value-type="string">
            <text:p text:style-name="P1">¿Es coherente el diseño general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reconocible el diseño general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l sitio web se actualiza periódicamente? ¿Indica cuándo se actualiza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.6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muestra claramente la identidad de la empresa-sitio a través de todas las págin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logotipo, ¿es signiﬁcativo, identiﬁcable y suﬁcientemente visibl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eslogan o tagline, ¿expresa realmente qué es la empresa y qué servicios ofrec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ofrece algún enlace con información sobre la empresa, sitio web, 'webmaster',...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1">
          <table:table-cell table:style-name="Table4.A2" office:value-type="string">
            <text:p text:style-name="P1">¿Se proporciona mecanismos para ponerse en contacto con la empresa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3">
          <table:table-cell table:style-name="Table4.A2" office:value-type="string">
            <text:p text:style-name="P1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3">
          <table:table-cell table:style-name="Table4.A2" office:value-type="string">
            <text:p text:style-name="P1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8">2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2.9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El sitio web habla el mismo lenguaje que sus usuari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mplea un lenguaje claro y concis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amigable, familiar y cercan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1 párrafo = 1 ide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ext:soft-page-break/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os rótulos, ¿son signiﬁcativ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sa rótulos estándar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sa un único sistema de organización, bien deﬁnido y clar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tiliza un sistema de rotulado controlado y precis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título de las páginas, ¿es correcto? ¿ha sido planiﬁca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a estructura de organización y navegación, ¿es la más adecuad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n el caso de estructura jerárquica, ¿mantiene un equilibrio entre profundidad y anchur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n el caso de ser puramente hipertextual, ¿están todos los nodos comunicad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Los enlaces son fácilmente reconocibles como tales? ¿Su caracterización indica su estado (visitados, activos,...)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En menús de navegación, ¿se ha controlado el número de elementos y de términos por elemento para no producir sobrecarga memorístic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predecible la respuesta del sistema antes de hacer clic sobre el enlac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enlaces que no llevan a ningún sit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xisten elementos de navegación que orienten al usuario acerca de dónde está y cómo deshacer su navegación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Las imágenes enlace, ¿se reconocen como clicables? ¿incluyen un atributo 'title' describiendo la página de destino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Se ha evitado la redundancia de enlace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páginas "huérfanas"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Se aprovechan las zonas de alta jerarquía informativa de la página para contenidos de mayor relevanci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evitado la sobrecarga informativ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una interfaz limpia, sin ruido visual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xisten zonas en "blanco" entre los objetos informativos de la página para poder descansar la vist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ce un uso correcto del espacio visual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Se utiliza correctamente la jerarquía visual para expresar las relaciones del tipo "parte de" entre los elementos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la longitud de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encuentra fácilmente accesible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Es fácilmente reconocible como tal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Permite la búsqueda avanzad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Muestra los resultados de la búsqueda de forma comprensible para el usuario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La caja de texto es lo suﬁcientemente anch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Asiste al usuario en caso de no poder ofrecer resultados para una consultada dad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-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Las fotografías están bien recortadas? ¿son comprensibles? ¿se ha cuidado su resolución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Las metáforas visuales son reconocibles y comprensibles por cualquier usuar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l uso de imágenes o animaciones proporciona algún tipo de valor añadido?</text:p>
          </table:table-cell>
          <table:table-cell table:style-name="Table4.B2" office:value-type="string">
            <text:p text:style-name="P8">5</text:p>
          </table:table-cell>
        </table:table-row>
        <text:soft-page-break/>
        <table:table-row table:style-name="Table4.1">
          <table:table-cell table:style-name="Table4.A2" office:value-type="string">
            <text:p text:style-name="P1">¿Se ha evitado el uso de animaciones cíclic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Si posee una sección de ayuda, ¿Es verdaderamente necesari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enlace a la sección de ayuda, ¿está colocado en una zona visible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Se ofrece ayuda contextual en tareas complejas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3">
          <table:table-cell table:style-name="Table4.A2" office:value-type="string">
            <text:p text:style-name="P1">Si posee FAQs, ¿es correcta tanto la elección como la redacción de las preguntas? ¿y las </text:p>
            <text:p text:style-name="P1">respuestas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El tamaño de fuente se ha deﬁnido de forma relativa, o por lo menos, la fuente es lo suﬁcientemente grande como para no diﬁcultar la legibilidad del text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l tipo de fuente, efectos tipográﬁcos, ancho de línea y alineación empleados facilitan la lectur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xiste un alto contraste entre el color de fuente y el fon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Incluyen las imágenes atributos 'alt' que describan su conteni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s compatible el sitio web con los diferentes navegadores? ¿se visualiza correctamente con diferentes resoluciones de pantall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Puede el usuario disfrutar de todos los contenidos del sitio web sin necesidad de tener que descargar e instalar plugins adicionale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el peso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puede imprimir la página sin problem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Tiene el usuario todo el control sobre el interfaz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informa constantemente al usuario acerca de lo que está pasan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informa al usuario de lo que ha pasa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Cuando se produce un error, ¿se informa de forma clara y no alarmista al usuario de lo ocurrido y de cómo solucionar el problem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Posee el usuario libertad para actuar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el tiempo de respuest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</table:table>
      <text:p text:style-name="P7"/>
      <text:p text:style-name="Heading_20_2"><text:bookmark text:name="_tyjcwt"/>Conclusiones</text:p>
      <text:p text:style-name="P14">A modo de conclusiones podemos ver un mapa de los heurísticos controlados en esta evaluación, agrupados por categoría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1">Generales</text:p>
          </table:table-cell>
          <table:table-cell table:style-name="Table5.A2" office:value-type="string">
            <text:p text:style-name="P17">4.6</text:p>
          </table:table-cell>
          <table:table-cell table:style-name="Table5.C2" office:value-type="string">
            <text:p text:style-name="P18">Las URLs siguen patrones bastante básicos y se vuelven reconocibles una vez los detectas, para ello se necesita cierto tiempo de uso de la aplicación. </text:p>
          </table:table-cell>
        </table:table-row>
        <table:table-row table:style-name="Table5.1">
          <table:table-cell table:style-name="Table5.A2" office:value-type="string">
            <text:p text:style-name="P1">Identidad e información</text:p>
          </table:table-cell>
          <table:table-cell table:style-name="Table5.A2" office:value-type="string">
            <text:p text:style-name="P17">2.9</text:p>
          </table:table-cell>
          <table:table-cell table:style-name="Table5.C2" office:value-type="string">
            <text:p text:style-name="P10">No se muestra ninguna información de la empresa ni tampoco de los desarrolladores del proyecto. </text:p>
          </table:table-cell>
        </table:table-row>
        <table:table-row table:style-name="Table5.1">
          <table:table-cell table:style-name="Table5.A2" office:value-type="string">
            <text:p text:style-name="P1">Lenguaje y redac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Rotulado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>-</text:p>
          </table:table-cell>
        </table:table-row>
        <table:table-row table:style-name="Table5.1">
          <table:table-cell table:style-name="Table5.A2" office:value-type="string">
            <text:p text:style-name="P1">Estructura y navega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0">-</text:p>
          </table:table-cell>
        </table:table-row>
        <table:table-row table:style-name="Table5.1">
          <table:table-cell table:style-name="Table5.A2" office:value-type="string">
            <text:p text:style-name="P1">Layout de la págin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>-</text:p>
          </table:table-cell>
        </table:table-row>
        <text:soft-page-break/>
        <table:table-row table:style-name="Table5.2">
          <table:table-cell table:style-name="Table5.A2" office:value-type="string">
            <text:p text:style-name="P1">Búsqueda (en caso de ser necesaria)</text:p>
          </table:table-cell>
          <table:table-cell table:style-name="Table5.A2" office:value-type="string">
            <text:p text:style-name="P9">-</text:p>
          </table:table-cell>
          <table:table-cell table:style-name="Table5.C2" office:value-type="string">
            <text:p text:style-name="P4">La aplicación no dispone de un apartado para realizar una búsqueda avanzada. <text:s/></text:p>
          </table:table-cell>
        </table:table-row>
        <table:table-row table:style-name="Table5.1">
          <table:table-cell table:style-name="Table5.A2" office:value-type="string">
            <text:p text:style-name="P1">Elementos multimedi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1">Ayud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8">No se dispone de ninguna sección de ayuda ni de preguntas frecuentes en la plataforma.</text:p>
          </table:table-cell>
        </table:table-row>
        <table:table-row table:style-name="Table5.1">
          <table:table-cell table:style-name="Table5.A2" office:value-type="string">
            <text:p text:style-name="P1">Accesibilidad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5">-</text:p>
          </table:table-cell>
        </table:table-row>
        <table:table-row table:style-name="Table5.2">
          <table:table-cell table:style-name="Table5.A2" office:value-type="string">
            <text:p text:style-name="P1">Control y retroalimenta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Propuestas de solución</text:p>
      <text:p text:style-name="P14">A continuación se muestran las propuestas de solución para mejorar la usabilidad de la aplicación, siguiendo los resultados obtenidos de la evaluación heurística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11">1</text:p>
          </table:table-cell>
          <table:table-cell table:style-name="Table6.B2" office:value-type="string">
            <text:p text:style-name="P18">-</text:p>
          </table:table-cell>
        </table:table-row>
        <table:table-row table:style-name="Table6.1">
          <table:table-cell table:style-name="Table6.A2" office:value-type="string">
            <text:p text:style-name="P11">2</text:p>
          </table:table-cell>
          <table:table-cell table:style-name="Table6.B2" office:value-type="string">
            <text:p text:style-name="P18">Añadir una sección de información de los desarrolladores de la web.</text:p>
          </table:table-cell>
        </table:table-row>
        <table:table-row table:style-name="Table6.4">
          <table:table-cell table:style-name="Table6.A2" office:value-type="string">
            <text:p text:style-name="P11">3</text:p>
          </table:table-cell>
          <table:table-cell table:style-name="Table6.B2" office:value-type="string">
            <text:p text:style-name="P18">-</text:p>
          </table:table-cell>
        </table:table-row>
        <table:table-row table:style-name="Table6.4">
          <table:table-cell table:style-name="Table6.A2" office:value-type="string">
            <text:p text:style-name="P11">4</text:p>
          </table:table-cell>
          <table:table-cell table:style-name="Table6.B2" office:value-type="string">
            <text:p text:style-name="P18">Añadir una sección de FAQ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dc:date>2021-06-12T18:21:50.170135542</dc:date>
    <meta:editing-duration>PT1M55S</meta:editing-duration>
    <meta:editing-cycles>2</meta:editing-cycles>
    <meta:document-statistic meta:table-count="6" meta:image-count="0" meta:object-count="0" meta:page-count="5" meta:paragraph-count="323" meta:word-count="1470" meta:character-count="8603" meta:non-whitespace-character-count="7495"/>
  </office:meta>
</office:document-meta>
</file>